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ro14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eno masiv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órficos con secciones prismátic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a verdoso, con manchas marronosas de hidróxidos de hier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Una dirección de exfoliación paralela al alargamiento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Débil y mucha fractu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l 2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Polisintético lame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Débi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inerales opacos 5%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Piroxeno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, hipidiomórficas o alotriomórficas con hábito prismático y secciones basales aproximadamente cuadrada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, beige y ver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Varia de nulo a muy elev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 siempre bien visibles, dos direcciones que se cruzan a unos 90º (observable en secciones basales), ambas paralelas a la dirección de alargamiento (en secciones longitudinales sólo se distingue una dirección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Uralitización (Anfíbol), antigorita, clorita, epidota, biotita, talco, calcita y ópal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es de interferencia (orden)</text:p>
          </table:table-cell>
          <table:table-cell office:value-type="string" table:style-name="ce5">
            <text:p>Hasta colores de 2º orden aunque pueden estar enmascarados si el mineral tiene un color muy marcado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Extinción</text:p>
          </table:table-cell>
          <table:table-cell office:value-type="string" table:style-name="ce5">
            <text:p>En secciones longitudinales algunas familias tienen extinción recta, corresponden a los ortopiroxenos, los otros muestran extinción oblicua y se denominan clinopiroxeno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Maclado</text:p>
          </table:table-cell>
          <table:table-cell office:value-type="string" table:style-name="ce5">
            <text:p>Sólo los clinopiroxeno pueden presentar maclas polisintéticas {100} y meno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resente en algunas varied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0:10Z</dc:date>
    <meta:editing-cycles>9</meta:editing-cycles>
    <meta:editing-duration>PT4012S</meta:editing-duration>
  </office:meta>
</office:document-meta>
</file>